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18F000001E0402008F9.svm"/>
  <manifest:file-entry manifest:media-type="" manifest:full-path="Pictures/2000000F00000199000001E0A7CD1CEE.svm"/>
  <manifest:file-entry manifest:media-type="" manifest:full-path="Pictures/2000000F0000018F000001E00EB889E8.svm"/>
  <manifest:file-entry manifest:media-type="" manifest:full-path="Pictures/20000016000001E400000212C1DBE23D.svm"/>
  <manifest:file-entry manifest:media-type="" manifest:full-path="Pictures/2000000F0000018F000001E0C44C4A40.svm"/>
  <manifest:file-entry manifest:media-type="" manifest:full-path="Pictures/20000016000001EA000002121D563EF1.svm"/>
  <manifest:file-entry manifest:media-type="" manifest:full-path="Pictures/2000001D0000047B000001D39730E448.svm"/>
  <manifest:file-entry manifest:media-type="" manifest:full-path="Pictures/2000000F00000386000001D3588072B7.svm"/>
  <manifest:file-entry manifest:media-type="" manifest:full-path="Pictures/2000001600000293000002126F74477B.svm"/>
  <manifest:file-entry manifest:media-type="" manifest:full-path="Pictures/2000000F00000144000001D38DA694B5.svm"/>
  <manifest:file-entry manifest:media-type="" manifest:full-path="Pictures/2000000F00000194000001E045A6A43E.svm"/>
  <manifest:file-entry manifest:media-type="" manifest:full-path="Pictures/200000160000028D0000021255FF66D7.svm"/>
  <manifest:file-entry manifest:media-type="" manifest:full-path="Pictures/2000000F0000018F000001E0A1362B94.svm"/>
  <manifest:file-entry manifest:media-type="" manifest:full-path="Pictures/2000001D00000467000001D3E8C7FA5E.svm"/>
  <manifest:file-entry manifest:media-type="" manifest:full-path="Pictures/2000000F000001A9000001D3CCC200A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0000" style:font-name="Calibri" fo:font-size="11pt" fo:language="ru" fo:country="RU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0000" style:font-name="Calibri" fo:font-size="11pt" fo:language="ru" fo:country="RU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pt" fo:language="ru" fo:country="RU" fo:font-style="normal" fo:font-weight="normal" style:font-name-asian="Times New Roman" style:font-size-asian="11pt" style:language-asian="ru" style:country-asian="RU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4" style:family="paragraph" style:parent-style-name="Standard">
      <style:paragraph-properties fo:margin-left="5.002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name-asian="Times New Roman" style:language-asian="ru" style:country-asian="RU" style:font-weight-asian="bold" style:font-name-complex="Times New Roman" style:font-weight-complex="bold"/>
    </style:style>
    <style:style style:name="T4" style:family="text">
      <style:text-properties fo:language="en" fo:country="US" style:font-name-asian="Times New Roman" style:language-asian="ru" style:country-asian="RU" style:font-name-complex="Times New Roman"/>
    </style:style>
    <style:style style:name="T5" style:family="text">
      <style:text-properties style:font-name-asian="Times New Roman" style:language-asian="ru" style:country-asian="RU" style:font-name-complex="Times New Roman"/>
    </style:style>
    <style:style style:name="T6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7" style:family="text">
      <style:text-properties fo:color="#00008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dash" draw:stroke-dash="Ultrafine_20_Dashed" svg:stroke-width="0cm" svg:stroke-color="#000000" draw:marker-start="Стили_20_стрелок_20_1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101cm" svg:stroke-color="#000000" draw:marker-start="" draw:marker-start-width="0.349cm" draw:marker-start-center="false" draw:marker-end="Стили_20_стрелок_20_1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101cm" svg:stroke-color="#000000" draw:marker-start="" draw:marker-start-width="0.349cm" draw:marker-start-center="false" draw:marker-end="Стили_20_стрелок_20_1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Билет 1</text:span><text:span text:style-name="T3">0</text:span><text:span text:style-name="T6">.</text:span><text:span text:style-name="T5"> Центр масс. Теорема о движении центра масс и ее следствие. </text:span></text:p>
      <text:p text:style-name="P1"><text:span text:style-name="T1">Центр масс системы</text:span> — точка, радиус-вектор которой определяется в заданной системе координат следующим уравнением:</text:p>
      <text:p text:style-name="P1"><draw:frame draw:style-name="fr1" draw:name="Объект48" text:anchor-type="as-char" svg:width="2.431cm" svg:height="2.341cm" draw:z-index="0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1">Это равносильно</text:p>
      <text:p text:style-name="P1"><draw:frame draw:style-name="fr2" draw:name="Объект1" text:anchor-type="char" svg:x="0.201cm" svg:y="0.192cm" svg:width="2.665cm" svg:height="6.438cm" draw:z-index="3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2">Если начало координат совместить с центром масс, то<draw:frame draw:style-name="fr1" draw:name="Объект2" text:anchor-type="as-char" svg:width="1.432cm" svg:height="0.587cm" draw:z-index="1"><draw:object xlink:href="./Object 3" xlink:type="simple" xlink:show="embed" xlink:actuate="onLoad"/><draw:image xlink:href="./ObjectReplacements/Object 3" xlink:type="simple" xlink:show="embed" xlink:actuate="onLoad"/>
    </draw:frame><draw:frame draw:style-name="fr1" draw:name="Объект3" text:anchor-type="as-char" svg:width="5.311cm" svg:height="2.341cm" draw:z-index="2"><draw:object xlink:href="./Object 4" xlink:type="simple" xlink:show="embed" xlink:actuate="onLoad"/><draw:image xlink:href="./ObjectReplacements/Object 4" xlink:type="simple" xlink:show="embed" xlink:actuate="onLoad"/>
     <svg:desc>формула</svg:desc>
    </draw:frame></text:p>
      <text:p text:style-name="P2"/>
      <text:p text:style-name="P2">Положение центра масс для двух материальных точек 1 и 2 массами<draw:frame draw:style-name="fr1" draw:name="Объект4" text:anchor-type="as-char" svg:width="0.653cm" svg:height="0.531cm" draw:z-index="5"><draw:object xlink:href="./Object 5" xlink:type="simple" xlink:show="embed" xlink:actuate="onLoad"/><draw:image xlink:href="./ObjectReplacements/Object 5" xlink:type="simple" xlink:show="embed" xlink:actuate="onLoad"/>
    </draw:frame>и<draw:frame draw:style-name="fr1" draw:name="Объект5" text:anchor-type="as-char" svg:width="0.66cm" svg:height="0.531cm" draw:z-index="6"><draw:object xlink:href="./Object 6" xlink:type="simple" xlink:show="embed" xlink:actuate="onLoad"/><draw:image xlink:href="./ObjectReplacements/Object 6" xlink:type="simple" xlink:show="embed" xlink:actuate="onLoad"/>
    </draw:frame>соответственно, расположенных на расстояии<draw:frame draw:style-name="fr1" draw:name="Объект6" text:anchor-type="as-char" svg:width="0.325cm" svg:height="0.467cm" draw:z-index="7"><draw:object xlink:href="./Object 7" xlink:type="simple" xlink:show="embed" xlink:actuate="onLoad"/><draw:image xlink:href="./ObjectReplacements/Object 7" xlink:type="simple" xlink:show="embed" xlink:actuate="onLoad"/>
    </draw:frame>.</text:p>
      <text:p text:style-name="P2"><draw:g text:anchor-type="paragraph" draw:z-index="4" draw:style-name="gr1"><draw:line draw:style-name="gr2" draw:text-style-name="P15" svg:x1="11.908cm" svg:y1="0.338cm" svg:x2="11.908cm" svg:y2="2.338cm">
      <text:p/>
     </draw:line><draw:line draw:style-name="gr2" draw:text-style-name="P15" svg:x1="9.408cm" svg:y1="1.338cm" svg:x2="9.408cm" svg:y2="2.338cm">
      <text:p/>
     </draw:line><draw:line draw:style-name="gr2" draw:text-style-name="P15" svg:x1="4.908cm" svg:y1="0.338cm" svg:x2="4.908cm" svg:y2="2.338cm">
      <text:p/>
     </draw:line><draw:line draw:style-name="gr3" draw:text-style-name="P15" svg:x1="4.408cm" svg:y1="1.338cm" svg:x2="13.908cm" svg:y2="1.338cm">
      <text:p/>
     </draw:line><draw:custom-shape draw:style-name="gr4" draw:text-style-name="P15" svg:width="0.251cm" svg:height="0.249cm" svg:x="4.808cm" svg:y="1.238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4" draw:text-style-name="P15" svg:width="0.251cm" svg:height="0.249cm" svg:x="11.807cm" svg:y="1.238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4" draw:text-style-name="P15" svg:width="0.251cm" svg:height="0.249cm" svg:x="9.308cm" svg:y="1.238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5" draw:text-style-name="P16" svg:width="0.652cm" svg:height="0.542cm" svg:x="4.318cm" svg:y="0.702cm">
      <draw:image xlink:href="Pictures/200000160000028D0000021255FF66D7.svm" xlink:type="simple" xlink:show="embed" xlink:actuate="onLoad">
       <text:p/>
      </draw:image>
     </draw:frame><draw:frame draw:style-name="gr5" draw:text-style-name="P16" svg:width="0.652cm" svg:height="0.542cm" svg:x="11.919cm" svg:y="0.702cm">
      <draw:image xlink:href="Pictures/2000001600000293000002126F74477B.svm" xlink:type="simple" xlink:show="embed" xlink:actuate="onLoad">
       <text:p/>
      </draw:image>
     </draw:frame><draw:frame draw:style-name="gr5" draw:text-style-name="P16" svg:width="0.904cm" svg:height="0.482cm" svg:x="9.019cm" svg:y="0.702cm">
      <draw:image xlink:href="Pictures/2000000F00000386000001D3588072B7.svm" xlink:type="simple" xlink:show="embed" xlink:actuate="onLoad">
       <text:p/>
      </draw:image>
     </draw:frame><draw:line draw:style-name="gr6" draw:text-style-name="P15" svg:x1="4.908cm" svg:y1="0.538cm" svg:x2="11.908cm" svg:y2="0.538cm">
      <text:p/>
     </draw:line><draw:line draw:style-name="gr6" draw:text-style-name="P15" svg:x1="4.908cm" svg:y1="1.838cm" svg:x2="9.408cm" svg:y2="1.838cm">
      <text:p/>
     </draw:line><draw:line draw:style-name="gr6" draw:text-style-name="P15" svg:x1="11.908cm" svg:y1="1.838cm" svg:x2="9.408cm" svg:y2="1.838cm">
      <text:p/>
     </draw:line><draw:frame draw:style-name="gr5" draw:text-style-name="P16" svg:width="0.329cm" svg:height="0.482cm" svg:x="8.22cm" svg:y="0.002cm">
      <draw:image xlink:href="Pictures/2000000F00000144000001D38DA694B5.svm" xlink:type="simple" xlink:show="embed" xlink:actuate="onLoad">
       <text:p/>
      </draw:image>
     </draw:frame><draw:frame draw:style-name="gr5" draw:text-style-name="P16" svg:width="0.486cm" svg:height="0.542cm" svg:x="6.92cm" svg:y="2.002cm">
      <draw:image xlink:href="Pictures/20000016000001E400000212C1DBE23D.svm" xlink:type="simple" xlink:show="embed" xlink:actuate="onLoad">
       <text:p/>
      </draw:image>
     </draw:frame><draw:frame draw:style-name="gr5" draw:text-style-name="P16" svg:width="0.486cm" svg:height="0.542cm" svg:x="10.321cm" svg:y="2.002cm">
      <draw:image xlink:href="Pictures/20000016000001EA000002121D563EF1.svm" xlink:type="simple" xlink:show="embed" xlink:actuate="onLoad">
       <text:p/>
      </draw:image>
     </draw:frame><draw:frame draw:style-name="gr5" draw:text-style-name="P16" svg:width="0.486cm" svg:height="0.542cm" svg:x="6.92cm" svg:y="2.002cm">
      <draw:image xlink:href="Pictures/20000016000001E400000212C1DBE23D.svm" xlink:type="simple" xlink:show="embed" xlink:actuate="onLoad">
       <text:p/>
      </draw:image>
     </draw:frame><draw:frame draw:style-name="gr5" draw:text-style-name="P16" svg:width="0.426cm" svg:height="0.484cm" svg:x="13.52cm" svg:y="1.501cm">
      <draw:image xlink:href="Pictures/2000000F000001A9000001D3CCC200A4.svm" xlink:type="simple" xlink:show="embed" xlink:actuate="onLoad">
       <text:p/>
      </draw:image>
     </draw:frame>
    </draw:g></text:p>
      <text:p text:style-name="P2"/>
      <text:p text:style-name="P2"/>
      <text:p text:style-name="P2"/>
      <text:p text:style-name="P2"/>
      <text:p text:style-name="P2">Выберем начало координат в точке 1 и ось Ох — 12. Тогда координаты на оси Оу и <text:span text:style-name="T2">Oz </text:span>равны о.</text:p>
      <text:p text:style-name="P2"><draw:frame draw:style-name="fr1" draw:name="Объект7" text:anchor-type="as-char" svg:width="3.847cm" svg:height="1.124cm" draw:z-index="8"><draw:object xlink:href="./Object 8" xlink:type="simple" xlink:show="embed" xlink:actuate="onLoad"/><draw:image xlink:href="./ObjectReplacements/Object 8" xlink:type="simple" xlink:show="embed" xlink:actuate="onLoad"/>
    </draw:frame><draw:frame draw:style-name="fr1" draw:name="Объект8" text:anchor-type="as-char" svg:width="5.022cm" svg:height="1.124cm" draw:z-index="9"><draw:object xlink:href="./Object 9" xlink:type="simple" xlink:show="embed" xlink:actuate="onLoad"/><draw:image xlink:href="./ObjectReplacements/Object 9" xlink:type="simple" xlink:show="embed" xlink:actuate="onLoad"/>
    </draw:frame></text:p>
      <text:p text:style-name="P2">Центр масс системы из двух тел делит расстояние между этими точками на отрезки, длины которых обратно пропорциональны их массам.</text:p>
      <text:p text:style-name="P2"/>
      <text:p text:style-name="P3">Пусть тела в системе перемещаются.</text:p>
      <text:p text:style-name="P3">Тогда<draw:frame draw:style-name="fr1" draw:name="Объект9" text:anchor-type="as-char" svg:width="6.459cm" svg:height="1.154cm" draw:z-index="10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 <draw:frame draw:style-name="fr1" draw:name="Объект10" text:anchor-type="as-char" svg:width="4.344cm" svg:height="1.154cm" draw:z-index="11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</text:p>
      <text:p text:style-name="P3"><draw:frame draw:style-name="fr3" draw:name="Объект11" text:anchor-type="paragraph" svg:x="0.201cm" svg:width="5.837cm" svg:height="4.053cm" draw:z-index="12"><draw:object xlink:href="./Object 12" xlink:type="simple" xlink:show="embed" xlink:actuate="onLoad"/><draw:image xlink:href="./ObjectReplacements/Object 12" xlink:type="simple" xlink:show="embed" xlink:actuate="onLoad"/>
    </draw:frame></text:p>
      <text:p text:style-name="P3"><text:span text:style-name="T7">Центр масс системы тел </text:span>— точка, масса которой равна массе системы и импульс равен импульсу системы.</text:p>
      <text:p text:style-name="P6">Теорема</text:p>
      <text:p text:style-name="P3">Изменение импульса центра масс является изменением импульса системы.</text:p>
      <text:p text:style-name="P3"><text:tab/><text:tab/><text:tab/><text:tab/><text:tab/><draw:frame draw:style-name="fr1" draw:name="Объект15" text:anchor-type="as-char" svg:width="2.397cm" svg:height="0.531cm" draw:z-index="15"><draw:object xlink:href="./Object 16" xlink:type="simple" xlink:show="embed" xlink:actuate="onLoad"/><draw:image xlink:href="./ObjectReplacements/Object 16" xlink:type="simple" xlink:show="embed" xlink:actuate="onLoad"/>
    </draw:frame></text:p>
      <text:p text:style-name="P3">Пусть за промежуток времени<draw:frame draw:style-name="fr1" draw:name="Объект12" text:anchor-type="as-char" svg:width="0.684cm" svg:height="0.467cm" draw:z-index="16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скорость тел меняется.</text:p>
      <text:p text:style-name="P3"/>
      <text:p text:style-name="P3"/>
      <text:p text:style-name="P3"/>
      <text:p text:style-name="P3"/>
      <text:p text:style-name="P3"/>
      <text:p text:style-name="P3"><draw:frame draw:style-name="fr3" draw:name="Объект13" text:anchor-type="paragraph" svg:x="0.201cm" svg:width="6.115cm" svg:height="5.011cm" draw:z-index="14"><draw:object xlink:href="./Object 14" xlink:type="simple" xlink:show="embed" xlink:actuate="onLoad"/><draw:image xlink:href="./ObjectReplacements/Object 14" xlink:type="simple" xlink:show="embed" xlink:actuate="onLoad"/>
    </draw:frame></text:p>
      <text:p text:style-name="P7">Новый вид <text:span text:style-name="T2">II </text:span>закона Ньютона</text:p>
      <text:p text:style-name="P3"><draw:frame draw:style-name="fr1" draw:name="Объект14" text:anchor-type="as-char" svg:width="2.796cm" svg:height="1.139cm" draw:z-index="13"><draw:object xlink:href="./Object 15" xlink:type="simple" xlink:show="embed" xlink:actuate="onLoad"/><draw:image xlink:href="./ObjectReplacements/Object 15" xlink:type="simple" xlink:show="embed" xlink:actuate="onLoad"/>
    </draw:frame></text:p>
      <text:p text:style-name="P3"/>
      <text:p text:style-name="P3"/>
      <text:p text:style-name="P7">Теорема о движении центра масс</text:p>
      <text:p text:style-name="P3"><text:tab/>При движении системы материальных точек ее центр масс движется так, как двигалось бы материальная <text:tab/>точка, помещенная в центр масс и имеющая массу равную сумме всех масс системы, и к ней были бы <text:tab/>приложены все внешние силы, действующие на точки системы. </text:p>
      <text:p text:style-name="P4">Следствие</text:p>
      <text:p text:style-name="P3">Если система замкнута, то ее центр масс движется равномерно.</text:p>
      <text:p text:style-name="P4"><text:soft-page-break/>Решим задачу</text:p>
      <text:p text:style-name="P3">Найти центр масс тела, если масса одного квадратика <draw:frame draw:style-name="fr1" draw:name="Объект16" text:anchor-type="as-char" svg:width="1.965cm" svg:height="0.531cm" draw:z-index="18"><draw:object xlink:href="./Object 24" xlink:type="simple" xlink:show="embed" xlink:actuate="onLoad"/><draw:image xlink:href="./ObjectReplacements/Object 24" xlink:type="simple" xlink:show="embed" xlink:actuate="onLoad"/>
     <svg:desc>формула</svg:desc>
    </draw:frame>.</text:p>
      <text:p text:style-name="P13"><draw:g text:anchor-type="paragraph" draw:z-index="17" draw:style-name="gr7"><draw:custom-shape draw:style-name="gr8" draw:text-style-name="P15" svg:width="0.502cm" svg:height="0.5cm" svg:x="0.501cm" svg:y="0.982cm">
      <text:p/>
      <draw:enhanced-geometry svg:viewBox="0 0 21600 21600" draw:type="rectangle" draw:enhanced-path="M 0 0 L 21600 0 21600 21600 0 21600 0 0 Z N"/>
     </draw:custom-shape><draw:custom-shape draw:style-name="gr9" draw:text-style-name="P15" svg:width="0.502cm" svg:height="0.5cm" svg:x="0.501cm" svg:y="1.983cm">
      <text:p/>
      <draw:enhanced-geometry svg:viewBox="0 0 21600 21600" draw:type="rectangle" draw:enhanced-path="M 0 0 L 21600 0 21600 21600 0 21600 0 0 Z N"/>
     </draw:custom-shape><draw:custom-shape draw:style-name="gr10" draw:text-style-name="P15" svg:width="0.502cm" svg:height="0.5cm" svg:x="0.501cm" svg:y="2.983cm">
      <text:p/>
      <draw:enhanced-geometry svg:viewBox="0 0 21600 21600" draw:type="rectangle" draw:enhanced-path="M 0 0 L 21600 0 21600 21600 0 21600 0 0 Z N"/>
     </draw:custom-shape><draw:custom-shape draw:style-name="gr11" draw:text-style-name="P15" svg:width="0.502cm" svg:height="0.502cm" svg:x="0.501cm" svg:y="2.482cm">
      <text:p/>
      <draw:enhanced-geometry svg:viewBox="0 0 21600 21600" draw:type="rectangle" draw:enhanced-path="M 0 0 L 21600 0 21600 21600 0 21600 0 0 Z N"/>
     </draw:custom-shape><draw:custom-shape draw:style-name="gr12" draw:text-style-name="P15" svg:width="0.502cm" svg:height="0.502cm" svg:x="0.501cm" svg:y="1.482cm">
      <text:p/>
      <draw:enhanced-geometry svg:viewBox="0 0 21600 21600" draw:type="rectangle" draw:enhanced-path="M 0 0 L 21600 0 21600 21600 0 21600 0 0 Z N"/>
     </draw:custom-shape><draw:custom-shape draw:style-name="gr13" draw:text-style-name="P15" svg:width="0.502cm" svg:height="0.5cm" svg:x="0.501cm" svg:y="0.982cm">
      <text:p/>
      <draw:enhanced-geometry svg:viewBox="0 0 21600 21600" draw:type="rectangle" draw:enhanced-path="M 0 0 L 21600 0 21600 21600 0 21600 0 0 Z N"/>
     </draw:custom-shape><draw:custom-shape draw:style-name="gr14" draw:text-style-name="P15" svg:width="0.502cm" svg:height="0.5cm" svg:x="0.501cm" svg:y="1.983cm">
      <text:p/>
      <draw:enhanced-geometry svg:viewBox="0 0 21600 21600" draw:type="rectangle" draw:enhanced-path="M 0 0 L 21600 0 21600 21600 0 21600 0 0 Z N"/>
     </draw:custom-shape><draw:custom-shape draw:style-name="gr15" draw:text-style-name="P15" svg:width="0.502cm" svg:height="0.502cm" svg:x="0.501cm" svg:y="1.482cm">
      <text:p/>
      <draw:enhanced-geometry svg:viewBox="0 0 21600 21600" draw:type="rectangle" draw:enhanced-path="M 0 0 L 21600 0 21600 21600 0 21600 0 0 Z N"/>
     </draw:custom-shape><draw:custom-shape draw:style-name="gr16" draw:text-style-name="P15" svg:width="0.502cm" svg:height="0.5cm" svg:x="1.501cm" svg:y="2.983cm">
      <text:p/>
      <draw:enhanced-geometry svg:viewBox="0 0 21600 21600" draw:type="rectangle" draw:enhanced-path="M 0 0 L 21600 0 21600 21600 0 21600 0 0 Z N"/>
     </draw:custom-shape><draw:custom-shape draw:style-name="gr17" draw:text-style-name="P15" svg:width="0.5cm" svg:height="0.5cm" svg:x="2.002cm" svg:y="2.983cm">
      <text:p/>
      <draw:enhanced-geometry svg:viewBox="0 0 21600 21600" draw:type="rectangle" draw:enhanced-path="M 0 0 L 21600 0 21600 21600 0 21600 0 0 Z N"/>
     </draw:custom-shape><draw:custom-shape draw:style-name="gr18" draw:text-style-name="P15" svg:width="0.5cm" svg:height="0.5cm" svg:x="1.002cm" svg:y="2.983cm">
      <text:p/>
      <draw:enhanced-geometry svg:viewBox="0 0 21600 21600" draw:type="rectangle" draw:enhanced-path="M 0 0 L 21600 0 21600 21600 0 21600 0 0 Z N"/>
     </draw:custom-shape><draw:custom-shape draw:style-name="gr19" draw:text-style-name="P15" svg:width="0.5cm" svg:height="0.502cm" svg:x="2.002cm" svg:y="2.482cm">
      <text:p/>
      <draw:enhanced-geometry svg:viewBox="0 0 21600 21600" draw:type="rectangle" draw:enhanced-path="M 0 0 L 21600 0 21600 21600 0 21600 0 0 Z N"/>
     </draw:custom-shape><draw:line draw:style-name="gr20" draw:text-style-name="P15" svg:x1="0.502cm" svg:y1="3.482cm" svg:x2="0.502cm" svg:y2="0.482cm">
      <text:p/>
     </draw:line><draw:line draw:style-name="gr21" draw:text-style-name="P15" svg:x1="0.502cm" svg:y1="3.482cm" svg:x2="3.002cm" svg:y2="3.482cm">
      <text:p/>
     </draw:line><draw:frame draw:style-name="gr5" draw:text-style-name="P16" svg:width="1.146cm" svg:height="0.482cm" svg:x="0.002cm" svg:y="0cm">
      <draw:image xlink:href="Pictures/2000001D0000047B000001D39730E448.svm" xlink:type="simple" xlink:show="embed" xlink:actuate="onLoad">
       <text:p/>
      </draw:image>
     </draw:frame><draw:frame draw:style-name="gr5" draw:text-style-name="P16" svg:width="1.128cm" svg:height="0.484cm" svg:x="2.757cm" svg:y="3.5cm">
      <draw:image xlink:href="Pictures/2000001D00000467000001D3E8C7FA5E.svm" xlink:type="simple" xlink:show="embed" xlink:actuate="onLoad">
       <text:p/>
      </draw:image>
     </draw:frame><draw:frame draw:style-name="gr5" draw:text-style-name="P16" svg:width="0.405cm" svg:height="0.482cm" svg:x="0.803cm" svg:y="3.482cm">
      <draw:image xlink:href="Pictures/2000000F0000018F000001E00EB889E8.svm" xlink:type="simple" xlink:show="embed" xlink:actuate="onLoad">
       <text:p/>
      </draw:image>
     </draw:frame><draw:frame draw:style-name="gr5" draw:text-style-name="P16" svg:width="0.405cm" svg:height="0.482cm" svg:x="0.103cm" svg:y="3.482cm">
      <draw:image xlink:href="Pictures/2000000F00000194000001E045A6A43E.svm" xlink:type="simple" xlink:show="embed" xlink:actuate="onLoad">
       <text:p/>
      </draw:image>
     </draw:frame><draw:frame draw:style-name="gr5" draw:text-style-name="P16" svg:width="0.405cm" svg:height="0.482cm" svg:x="1.304cm" svg:y="3.482cm">
      <draw:image xlink:href="Pictures/2000000F0000018F000001E0A1362B94.svm" xlink:type="simple" xlink:show="embed" xlink:actuate="onLoad">
       <text:p/>
      </draw:image>
     </draw:frame><draw:frame draw:style-name="gr5" draw:text-style-name="P16" svg:width="0.405cm" svg:height="0.482cm" svg:x="1.803cm" svg:y="3.482cm">
      <draw:image xlink:href="Pictures/2000000F0000018F000001E0C44C4A40.svm" xlink:type="simple" xlink:show="embed" xlink:actuate="onLoad">
       <text:p/>
      </draw:image>
     </draw:frame><draw:frame draw:style-name="gr5" draw:text-style-name="P16" svg:width="0.405cm" svg:height="0.482cm" svg:x="2.304cm" svg:y="3.482cm">
      <draw:image xlink:href="Pictures/2000000F00000199000001E0A7CD1CEE.svm" xlink:type="simple" xlink:show="embed" xlink:actuate="onLoad">
       <text:p/>
      </draw:image>
     </draw:frame><draw:frame draw:style-name="gr5" draw:text-style-name="P16" svg:width="0.405cm" svg:height="0.482cm" svg:x="0.097cm" svg:y="2.701cm">
      <draw:image xlink:href="Pictures/2000000F0000018F000001E00EB889E8.svm" xlink:type="simple" xlink:show="embed" xlink:actuate="onLoad">
       <text:p/>
      </draw:image>
     </draw:frame><draw:frame draw:style-name="gr5" draw:text-style-name="P16" svg:width="0.405cm" svg:height="0.484cm" svg:x="0.097cm" svg:y="2.2cm">
      <draw:image xlink:href="Pictures/2000000F0000018F000001E0A1362B94.svm" xlink:type="simple" xlink:show="embed" xlink:actuate="onLoad">
       <text:p/>
      </draw:image>
     </draw:frame><draw:frame draw:style-name="gr5" draw:text-style-name="P16" svg:width="0.405cm" svg:height="0.482cm" svg:x="0.097cm" svg:y="1.7cm">
      <draw:image xlink:href="Pictures/2000000F0000018F000001E0C44C4A40.svm" xlink:type="simple" xlink:show="embed" xlink:actuate="onLoad">
       <text:p/>
      </draw:image>
     </draw:frame><draw:frame draw:style-name="gr5" draw:text-style-name="P16" svg:width="0.405cm" svg:height="0.484cm" svg:x="0.097cm" svg:y="1.199cm">
      <draw:image xlink:href="Pictures/2000000F00000199000001E0A7CD1CEE.svm" xlink:type="simple" xlink:show="embed" xlink:actuate="onLoad">
       <text:p/>
      </draw:image>
     </draw:frame><draw:frame draw:style-name="gr5" draw:text-style-name="P16" svg:width="0.405cm" svg:height="0.482cm" svg:x="0.097cm" svg:y="0.7cm">
      <draw:image xlink:href="Pictures/2000000F0000018F000001E0402008F9.svm" xlink:type="simple" xlink:show="embed" xlink:actuate="onLoad">
       <text:p/>
      </draw:image>
     </draw:frame>
    </draw:g>Раздели тело на три части: красную, зеленую и синюю.</text:p>
      <text:p text:style-name="P13">Найдем центры масс каждой части, а далее найдем центр масс этих трех центров масс.</text:p>
      <text:p text:style-name="P13">Красная часть</text:p>
      <text:p text:style-name="P14">Центр масс <draw:frame draw:style-name="fr1" draw:name="Объект17" text:anchor-type="as-char" svg:width="1.836cm" svg:height="0.483cm" draw:z-index="19"><draw:object xlink:href="./Object 25" xlink:type="simple" xlink:show="embed" xlink:actuate="onLoad"/><draw:image xlink:href="./ObjectReplacements/Object 25" xlink:type="simple" xlink:show="embed" xlink:actuate="onLoad"/>
     <svg:desc>формула</svg:desc>
    </draw:frame></text:p>
      <text:p text:style-name="P14">Масса <draw:frame draw:style-name="fr1" draw:name="Объект18" text:anchor-type="as-char" svg:width="1.976cm" svg:height="0.531cm" draw:z-index="20"><draw:object xlink:href="./Object 26" xlink:type="simple" xlink:show="embed" xlink:actuate="onLoad"/><draw:image xlink:href="./ObjectReplacements/Object 26" xlink:type="simple" xlink:show="embed" xlink:actuate="onLoad"/>
     <svg:desc>формула</svg:desc>
    </draw:frame></text:p>
      <text:p text:style-name="P13">Зеленая часть</text:p>
      <text:p text:style-name="P14">Центр масс <draw:frame draw:style-name="fr1" draw:name="Объект20" text:anchor-type="as-char" svg:width="1.836cm" svg:height="0.483cm" draw:z-index="22"><draw:object xlink:href="./Object 28" xlink:type="simple" xlink:show="embed" xlink:actuate="onLoad"/><draw:image xlink:href="./ObjectReplacements/Object 28" xlink:type="simple" xlink:show="embed" xlink:actuate="onLoad"/>
     <svg:desc>формула</svg:desc>
    </draw:frame></text:p>
      <text:p text:style-name="P14">Масса <draw:frame draw:style-name="fr1" draw:name="Объект19" text:anchor-type="as-char" svg:width="1.963cm" svg:height="0.531cm" draw:z-index="21"><draw:object xlink:href="./Object 27" xlink:type="simple" xlink:show="embed" xlink:actuate="onLoad"/><draw:image xlink:href="./ObjectReplacements/Object 27" xlink:type="simple" xlink:show="embed" xlink:actuate="onLoad"/>
     <svg:desc>формула</svg:desc>
    </draw:frame></text:p>
      <text:p text:style-name="P13">Синяя часть</text:p>
      <text:p text:style-name="P14">Центр масс <draw:frame draw:style-name="fr1" draw:name="Объект22" text:anchor-type="as-char" svg:width="1.824cm" svg:height="0.483cm" draw:z-index="24"><draw:object xlink:href="./Object 30" xlink:type="simple" xlink:show="embed" xlink:actuate="onLoad"/><draw:image xlink:href="./ObjectReplacements/Object 30" xlink:type="simple" xlink:show="embed" xlink:actuate="onLoad"/>
     <svg:desc>формула</svg:desc>
    </draw:frame></text:p>
      <text:p text:style-name="P14">Масса <draw:frame draw:style-name="fr1" draw:name="Объект21" text:anchor-type="as-char" svg:width="1.969cm" svg:height="0.531cm" draw:z-index="23"><draw:object xlink:href="./Object 29" xlink:type="simple" xlink:show="embed" xlink:actuate="onLoad"/><draw:image xlink:href="./ObjectReplacements/Object 29" xlink:type="simple" xlink:show="embed" xlink:actuate="onLoad"/>
     <svg:desc>формула</svg:desc>
    </draw:frame></text:p>
      <text:p text:style-name="P3">Все тело</text:p>
      <text:p text:style-name="P2">Центр масс <draw:frame draw:style-name="fr1" draw:name="Объект23" text:anchor-type="as-char" svg:width="11.742cm" svg:height="0.998cm" draw:z-index="25"><draw:object xlink:href="./Object 31" xlink:type="simple" xlink:show="embed" xlink:actuate="onLoad"/><draw:image xlink:href="./ObjectReplacements/Object 31" xlink:type="simple" xlink:show="embed" xlink:actuate="onLoad"/>
     <svg:desc>формула</svg:desc>
    </draw:frame></text:p>
      <text:p text:style-name="P2">Масса <draw:frame draw:style-name="fr1" draw:name="Объект24" text:anchor-type="as-char" svg:width="1.842cm" svg:height="0.467cm" draw:z-index="26"><draw:object xlink:href="./Object 32" xlink:type="simple" xlink:show="embed" xlink:actuate="onLoad"/><draw:image xlink:href="./ObjectReplacements/Object 32" xlink:type="simple" xlink:show="embed" xlink:actuate="onLoad"/>
     <svg:desc>формула</svg:desc>
    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517cm" fo:margin-left="0.953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4T13:49:51.97</meta:creation-date>
    <dc:date>2017-03-04T20:44:30.16</dc:date>
    <meta:editing-duration>P1DT5H23M43S</meta:editing-duration>
    <meta:editing-cycles>9</meta:editing-cycles>
    <meta:generator>OpenOffice.org/3.3$Win32 OpenOffice.org_project/330m20$Build-9567</meta:generator>
    <meta:print-date>2017-03-04T14:41:52.89</meta:print-date>
    <meta:document-statistic meta:table-count="0" meta:image-count="0" meta:object-count="25" meta:page-count="2" meta:paragraph-count="38" meta:word-count="244" meta:character-count="1555"/>
  </office:meta>
</office:document-meta>
</file>

<file path=Object 1/content.xml><?xml version="1.0" encoding="utf-8"?>
<math xmlns="http://www.w3.org/1998/Math/MathML">
  <semantics>
    <mrow>
      <mover accent="true">
        <msub>
          <mi>r</mi>
          <mi mathvariant="italic">цм</mi>
        </msub>
        <mo stretchy="false">⃗</mo>
      </mover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m</mi>
              <mi>i</mi>
            </msub>
          </mrow>
          <mover accent="true">
            <msub>
              <mi>r</mi>
              <mi>i</mi>
            </msub>
            <mo stretchy="false">⃗</mo>
          </mover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</mfrac>
    </mrow>
    <annotation encoding="StarMath 5.0">vec r_цм = {sum csup{n} csub{i=1} m_i vec r_i}over{sum csup{n} csub{i=1} m_i}</annotation>
  </semantics>
</math>
</file>

<file path=Object 10/content.xml><?xml version="1.0" encoding="utf-8"?>
<math xmlns="http://www.w3.org/1998/Math/MathML">
  <semantics>
    <mrow>
      <mo stretchy="false">Δ</mo>
      <mrow>
        <mover accent="true">
          <msub>
            <mi>r</mi>
            <mi mathvariant="italic">цм</mi>
          </msub>
          <mo stretchy="false">⃗</mo>
        </mover>
        <mo stretchy="false">=</mo>
        <mrow>
          <mfrac>
            <mn>1</mn>
            <msub>
              <mi>M</mi>
              <mi>c</mi>
            </msub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stretchy="false">(</mo>
              <mrow>
                <msub>
                  <mi>m</mi>
                  <mi>i</mi>
                </msub>
                <mo stretchy="false">Δ</mo>
                <mover accent="true">
                  <msub>
                    <mi>r</mi>
                    <mi>i</mi>
                  </msub>
                  <mo stretchy="false">⃗</mo>
                </mover>
              </mrow>
              <mo stretchy="false">)</mo>
            </mrow>
          </mrow>
        </mrow>
      </mrow>
      <mi/>
      <mrow>
        <msub>
          <mi>M</mi>
          <mi>c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</mrow>
    </mrow>
    <annotation encoding="StarMath 5.0">%DELTA vec r_цм =1 over M_c cdot{sum csup{n} csub{i=1} (m_i %DELTA vec r_i)} ~~M_c =sum csup{n} csub{i=1} m_i</annotation>
  </semantics>
</math>
</file>

<file path=Object 11/content.xml><?xml version="1.0" encoding="utf-8"?>
<math xmlns="http://www.w3.org/1998/Math/MathML">
  <semantics>
    <mrow>
      <mfrac>
        <mrow>
          <mo stretchy="false">Δ</mo>
          <mover accent="true">
            <msub>
              <mi>r</mi>
              <mi mathvariant="italic">цм</mi>
            </msub>
            <mo stretchy="false">⃗</mo>
          </mover>
        </mrow>
        <mrow>
          <mo stretchy="false">Δ</mo>
          <mi>t</mi>
        </mrow>
      </mfrac>
      <mo stretchy="false">=</mo>
      <mrow>
        <mfrac>
          <mn>1</mn>
          <msub>
            <mi>M</mi>
            <mi>c</mi>
          </msub>
        </mfrac>
        <mo stretchy="false">⋅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stretchy="false">(</mo>
            <mrow>
              <msub>
                <mi>m</mi>
                <mi>i</mi>
              </msub>
              <mfrac>
                <mrow>
                  <mo stretchy="false">Δ</mo>
                  <mover accent="true">
                    <msub>
                      <mi>r</mi>
                      <mi>i</mi>
                    </msub>
                    <mo stretchy="false">⃗</mo>
                  </mover>
                </mrow>
                <mrow>
                  <mo stretchy="false">Δ</mo>
                  <mi>t</mi>
                </mrow>
              </mfrac>
            </mrow>
            <mo stretchy="false">)</mo>
          </mrow>
        </mrow>
      </mrow>
    </mrow>
    <annotation encoding="StarMath 5.0">{%DELTA vec r_цм}over {%DELTA t} ={1 over M_c} cdot{sum csup{n} csub{i=1} (m_i {%DELTA vec r_i} over {%DELTA t}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under>
                  <mi>lim</mi>
                  <mrow>
                    <mo stretchy="false">Δ</mo>
                    <mi>t</mi>
                    <mo stretchy="false">→</mo>
                    <mn>0</mn>
                  </mrow>
                </munder>
                <mfrac>
                  <mrow>
                    <mo stretchy="false">Δ</mo>
                    <mover accent="true">
                      <msub>
                        <mi>r</mi>
                        <mi mathvariant="italic">цм</mi>
                      </msub>
                      <mo stretchy="false">⃗</mo>
                    </mover>
                  </mrow>
                  <mrow>
                    <mo stretchy="false">Δ</mo>
                    <mi>t</mi>
                  </mrow>
                </mfrac>
              </mrow>
              <mo stretchy="false">=</mo>
              <mfrac>
                <mn>1</mn>
                <msub>
                  <mi>M</mi>
                  <mi>c</mi>
                </msub>
              </mfrac>
            </mrow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i>m</mi>
                      <mi>i</mi>
                    </msub>
                    <mfrac>
                      <mrow>
                        <mo stretchy="false">Δ</mo>
                        <mover accent="true">
                          <msub>
                            <mi>r</mi>
                            <mi>i</mi>
                          </msub>
                          <mo stretchy="false">⃗</mo>
                        </mover>
                      </mrow>
                      <mrow>
                        <mo stretchy="false">Δ</mo>
                        <mi>t</mi>
                      </mrow>
                    </mfrac>
                  </mrow>
                  <mo stretchy="false">)</mo>
                </mrow>
              </mrow>
            </mrow>
          </mrow>
        </mtd>
      </mtr>
      <mtr>
        <mtd>
          <mrow>
            <mrow>
              <msub>
                <mover accent="true">
                  <mi>v</mi>
                  <mo stretchy="false">⃗</mo>
                </mover>
                <mi mathvariant="italic">ц.м.</mi>
              </msub>
              <mo stretchy="false">=</mo>
              <mfrac>
                <mn>1</mn>
                <msub>
                  <mi>M</mi>
                  <mi>c</mi>
                </msub>
              </mfrac>
            </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row>
                <munder>
                  <mi>lim</mi>
                  <mrow>
                    <mo stretchy="false">Δ</mo>
                    <mi>t</mi>
                    <mo stretchy="false">→</mo>
                    <mn>0</mn>
                  </mrow>
                </munder>
                <mfrac>
                  <mrow>
                    <mo stretchy="false">Δ</mo>
                    <mover accent="true">
                      <msub>
                        <mi>r</mi>
                        <mi>i</mi>
                      </msub>
                      <mo stretchy="false">⃗</mo>
                    </mover>
                  </mrow>
                  <mrow>
                    <mo stretchy="false">Δ</mo>
                    <mi>t</mi>
                  </mrow>
                </mfrac>
              </mrow>
            </mrow>
          </mrow>
        </mtd>
      </mtr>
      <mtr>
        <mtd>
          <mrow>
            <mrow>
              <msub>
                <mover accent="true">
                  <mi>v</mi>
                  <mo stretchy="false">⃗</mo>
                </mover>
                <mi mathvariant="italic">ц.м.</mi>
              </msub>
              <mo stretchy="false">=</mo>
              <mfrac>
                <mn>1</mn>
                <msub>
                  <mi>M</mi>
                  <mi>c</mi>
                </msub>
              </mfrac>
            </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ver accent="true">
                <msub>
                  <mi>v</mi>
                  <mi>i</mi>
                </msub>
                <mo stretchy="false">⃗</mo>
              </mover>
            </mrow>
          </mrow>
        </mtd>
      </mtr>
      <mtr>
        <mtd>
          <mrow>
            <msub>
              <mi>M</mi>
              <mi>с</mi>
            </msub>
            <mrow>
              <mrow>
                <msub>
                  <mover accent="true">
                    <mi>v</mi>
                    <mo stretchy="false">⃗</mo>
                  </mover>
                  <mi mathvariant="italic">ц.м.</mi>
                </msub>
                <mo stretchy="false">=</mo>
                <msub>
                  <mover accent="true">
                    <mi>p</mi>
                    <mo stretchy="false">⃗</mo>
                  </mover>
                  <mi mathvariant="italic">ц.м.</mi>
                </msub>
              </mrow>
              <mo stretchy="false">=</mo>
              <msub>
                <mover accent="true">
                  <mi>p</mi>
                  <mo stretchy="false">⃗</mo>
                </mover>
                <mi>c</mi>
              </msub>
            </mrow>
          </mrow>
        </mtd>
      </mtr>
    </mtable>
    <annotation encoding="StarMath 5.0">lim  csub{%DELTA t rightarrow 0}{ {%DELTA vec r_цм}over {%DELTA t}} ={1 over M_c}lim  csub{%DELTA t rightarrow 0}{ {sum csup{n} csub{i=1} (m_i {%DELTA vec r_i} over {%DELTA t})}}newline
{vec v}_ц.м. = {1 over M_c}{ {sum csup{n} csub{i=1} m_i lim  csub{%DELTA t rightarrow 0}{ {%DELTA vec r_i} over {%DELTA t}}}} newline
{vec v}_ц.м. = {1 over M_c}{ {sum csup{n} csub{i=1} m_i vec v_i}}newline
M_с  {vec v}_ц.м.= {vec p}_ц.м. = {vec p}_c</annotation>
  </semantics>
</math>
</file>

<file path=Object 13/content.xml><?xml version="1.0" encoding="utf-8"?>
<math xmlns="http://www.w3.org/1998/Math/MathML">
  <semantics>
    <mrow>
      <mo stretchy="false">Δ</mo>
      <mi>t</mi>
    </mrow>
    <annotation encoding="StarMath 5.0">%DELTA  t </annotation>
  </semantics>
</math>
</file>

<file path=Object 14/content.xml><?xml version="1.0" encoding="utf-8"?>
<math xmlns="http://www.w3.org/1998/Math/MathML">
  <semantics>
    <mtable>
      <mtr>
        <mtd>
          <mrow>
            <mrow>
              <msub>
                <mi>M</mi>
                <mi>c</mi>
              </msub>
              <mo stretchy="false">⋅</mo>
              <mo stretchy="false">Δ</mo>
            </mrow>
            <mrow>
              <msub>
                <mover accent="true">
                  <mi>v</mi>
                  <mo stretchy="false">⃗</mo>
                </mover>
                <mi mathvariant="italic">ц.м.</mi>
              </msub>
              <mo stretchy="false">=</mo>
              <mo stretchy="false">Δ</mo>
            </mrow>
            <mover accent="true">
              <msub>
                <mi>p</mi>
                <mi>c</mi>
              </msub>
              <mo stretchy="false">⃗</mo>
            </mover>
          </mrow>
        </mtd>
      </mtr>
      <mtr>
        <mtd>
          <mrow>
            <msub>
              <mi>M</mi>
              <mi>c</mi>
            </msub>
            <mrow>
              <mfrac>
                <mrow>
                  <mo stretchy="false">Δ</mo>
                  <msub>
                    <mover accent="true">
                      <mi>v</mi>
                      <mo stretchy="false">⃗</mo>
                    </mover>
                    <mi mathvariant="italic">ц.м.</mi>
                  </msub>
                </mrow>
                <mrow>
                  <mo stretchy="false">Δ</mo>
                  <mi>t</mi>
                </mrow>
              </mfrac>
              <mo stretchy="false">=</mo>
              <mfrac>
                <mrow>
                  <mo stretchy="false">Δ</mo>
                  <mover accent="true">
                    <msub>
                      <mi>p</mi>
                      <mi>c</mi>
                    </msub>
                    <mo stretchy="false">⃗</mo>
                  </mover>
                </mrow>
                <mrow>
                  <mo stretchy="false">Δ</mo>
                  <mi>t</mi>
                </mrow>
              </mfrac>
            </mrow>
          </mrow>
        </mtd>
      </mtr>
      <mtr>
        <mtd>
          <mrow>
            <msub>
              <mi>M</mi>
              <mi>c</mi>
            </msub>
            <mrow>
              <mrow>
                <munder>
                  <mi>lim</mi>
                  <mrow>
                    <mo stretchy="false">Δ</mo>
                    <mo stretchy="false">→</mo>
                    <mn>0</mn>
                  </mrow>
                </munder>
                <mfrac>
                  <mrow>
                    <mo stretchy="false">Δ</mo>
                    <msub>
                      <mover accent="true">
                        <mi>v</mi>
                        <mo stretchy="false">⃗</mo>
                      </mover>
                      <mi mathvariant="italic">ц.м.</mi>
                    </msub>
                  </mrow>
                  <mrow>
                    <mo stretchy="false">Δ</mo>
                    <mi>t</mi>
                  </mrow>
                </mfrac>
              </mrow>
              <mo stretchy="false">=</mo>
              <msub>
                <mover accent="true">
                  <mi>a</mi>
                  <mo stretchy="false">⃗</mo>
                </mover>
                <mi mathvariant="italic">ц.м.</mi>
              </msub>
            </mrow>
            <mrow>
              <msub>
                <mi>M</mi>
                <mi>c</mi>
              </msub>
              <mo stretchy="false">=</mo>
              <mrow>
                <munder>
                  <mi>lim</mi>
                  <mrow>
                    <mo stretchy="false">Δ</mo>
                    <mo stretchy="false">→</mo>
                    <mn>0</mn>
                  </mrow>
                </munder>
                <mfrac>
                  <mrow>
                    <mo stretchy="false">Δ</mo>
                    <mover accent="true">
                      <msub>
                        <mi>p</mi>
                        <mi>c</mi>
                      </msub>
                      <mo stretchy="false">⃗</mo>
                    </mover>
                  </mrow>
                  <mrow>
                    <mo stretchy="false">Δ</mo>
                    <mi>t</mi>
                  </mrow>
                </mfrac>
              </mrow>
            </mrow>
          </mrow>
        </mtd>
      </mtr>
      <mtr>
        <mtd>
          <mrow>
            <mrow>
              <munder>
                <mi>lim</mi>
                <mrow>
                  <mo stretchy="false">Δ</mo>
                  <mo stretchy="false">→</mo>
                  <mn>0</mn>
                </mrow>
              </munder>
              <mfrac>
                <mover accent="true">
                  <msub>
                    <mi>p</mi>
                    <mi>c</mi>
                  </msub>
                  <mo stretchy="false">⃗</mo>
                </mover>
                <mrow>
                  <mo stretchy="false">Δ</mo>
                  <mi>t</mi>
                </mrow>
              </mfrac>
            </mrow>
            <mo stretchy="false">=</mo>
            <mrow>
              <munderover>
                <mo stretchy="false">∑</mo>
                <mrow>
                  <mi>i</mi>
                  <mo stretchy="false">=</mo>
                  <mstyle mathvariant="italic">
                    <mrow>
                      <mn>1</mn>
                    </mrow>
                  </mstyle>
                </mrow>
                <mi>n</mi>
              </munderover>
              <mover accent="true">
                <msub>
                  <mi>F</mi>
                  <mi>i</mi>
                </msub>
                <mo stretchy="false">⃗</mo>
              </mover>
            </mrow>
          </mrow>
        </mtd>
      </mtr>
      <mtr>
        <mtd>
          <mrow>
            <msub>
              <mi>M</mi>
              <mi>c</mi>
            </msub>
            <mrow>
              <msub>
                <mover accent="true">
                  <mi>a</mi>
                  <mo stretchy="false">⃗</mo>
                </mover>
                <mi mathvariant="italic">ц.м.</mi>
              </msub>
              <mo stretchy="false">=</mo>
              <mrow>
                <mrow>
                  <munderover>
                    <mo stretchy="false">∑</mo>
                    <mrow>
                      <mi>i</mi>
                      <mo stretchy="false">=</mo>
                      <mstyle mathvariant="italic">
                        <mrow>
                          <mn>1</mn>
                        </mrow>
                      </mstyle>
                    </mrow>
                    <mi>n</mi>
                  </munderover>
                  <mover accent="true">
                    <msub>
                      <mi>F</mi>
                      <mi>i</mi>
                    </msub>
                    <mo stretchy="false">⃗</mo>
                  </mover>
                </mrow>
                <mo stretchy="false">−</mo>
                <mi/>
              </mrow>
            </mrow>
            <mstyle mathsize="10pt">
              <mrow>
                <mrow>
                  <mi mathvariant="italic">сумма</mi>
                  <mi mathvariant="italic">внешних</mi>
                  <mi mathvariant="italic">сил</mi>
                </mrow>
              </mrow>
            </mstyle>
          </mrow>
        </mtd>
      </mtr>
    </mtable>
    <annotation encoding="StarMath 5.0">M_c cdot %DELTA {vec v}_ц.м.=%DELTA vec p _c newline
M_c  {%DELTA {vec v}_ц.м.}over {%DELTA t}={%DELTA vec p _c}over {%DELTA t} newline
M_c lim  csub{%DELTA rightarrow 0}  { {%DELTA {vec v}_ц.м.}over {%DELTA t}}={{vec a}_ц.м.}M_c=lim  csub{%DELTA rightarrow 0} {{%DELTA vec p _c}over {%DELTA t}} newline
lim  csub{%DELTA rightarrow 0} {{vec p_c}over{%DELTA t}}=sum from{i=ital 1} to{n} vec F_i newline
M_c   {{vec a}_ц.м.}=sum from{i=ital 1} to{n} vec F_i - `size 10 {сумма внешних сил}</annotation>
  </semantics>
</math>
</file>

<file path=Object 15/content.xml><?xml version="1.0" encoding="utf-8"?>
<math xmlns="http://www.w3.org/1998/Math/MathML">
  <semantics>
    <mrow>
      <msub>
        <mi>M</mi>
        <mi>c</mi>
      </msub>
      <mrow>
        <msub>
          <mover accent="true">
            <mi>a</mi>
            <mo stretchy="false">⃗</mo>
          </mover>
          <mi mathvariant="italic">ц.м.</mi>
        </msub>
        <mo stretchy="false">=</mo>
        <mrow>
          <munderover>
            <mo stretchy="false">∑</mo>
            <mrow>
              <mi>i</mi>
              <mo stretchy="false">=</mo>
              <mstyle mathvariant="italic">
                <mrow>
                  <mn>1</mn>
                </mrow>
              </mstyle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</mrow>
    <annotation encoding="StarMath 5.0">M_c   {{vec a}_ц.м.}=sum from{i=ital 1} to{n} vec F_i </annotation>
  </semantics>
</math>
</file>

<file path=Object 16/content.xml><?xml version="1.0" encoding="utf-8"?>
<math xmlns="http://www.w3.org/1998/Math/MathML">
  <semantics>
    <mrow>
      <mo stretchy="false">Δ</mo>
      <mrow>
        <msub>
          <mover accent="true">
            <mi>p</mi>
            <mo stretchy="false">⃗</mo>
          </mover>
          <mi mathvariant="italic">ц.м.</mi>
        </msub>
        <mo stretchy="false">=</mo>
        <mo stretchy="false">Δ</mo>
      </mrow>
      <msub>
        <mover accent="true">
          <mi>p</mi>
          <mo stretchy="false">⃗</mo>
        </mover>
        <mi>c</mi>
      </msub>
    </mrow>
    <annotation encoding="StarMath 5.0">{%DELTA{vec p}_ц.м. = %DELTA{vec p}_c}</annotation>
  </semantics>
</math>
</file>

<file path=Object 2/content.xml><?xml version="1.0" encoding="utf-8"?>
<math xmlns="http://www.w3.org/1998/Math/MathML">
  <semantics>
    <mstyle mathsize="10pt">
      <mrow>
        <mfenced open="{" close="}">
          <mtable>
            <mtr>
              <mtd>
                <mrow>
                  <msub>
                    <mi>x</mi>
                    <mi mathvariant="italic">ц.м.</mi>
                  </msub>
                  <mo stretchy="false">=</mo>
                  <mfrac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style mathvariant="italic">
                              <mrow>
                                <mn>1</mn>
                              </mrow>
                            </mstyle>
                          </mrow>
                          <mi>n</mi>
                        </munderover>
                        <msub>
                          <mi>m</mi>
                          <mi>i</mi>
                        </msub>
                      </mrow>
                      <msub>
                        <mi>x</mi>
                        <mi>i</mi>
                      </msub>
                    </mrow>
                    <mrow>
                      <munderover>
                        <mo stretchy="false">∑</mo>
                        <mrow>
                          <mi>i</mi>
                          <mo stretchy="false">=</mo>
                          <mstyle mathvariant="italic">
                            <mrow>
                              <mn>1</mn>
                            </mrow>
                          </mstyle>
                        </mrow>
                        <mi>n</mi>
                      </munderover>
                      <msub>
                        <mi>m</mi>
                        <mi>i</mi>
                      </msub>
                    </mrow>
                  </mfrac>
                </mrow>
              </mtd>
            </mtr>
            <mtr>
              <mtd>
                <mrow>
                  <msub>
                    <mi>y</mi>
                    <mi mathvariant="italic">ц.м.</mi>
                  </msub>
                  <mo stretchy="false">=</mo>
                  <mfrac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style mathvariant="italic">
                              <mrow>
                                <mn>1</mn>
                              </mrow>
                            </mstyle>
                          </mrow>
                          <mi>n</mi>
                        </munderover>
                        <msub>
                          <mi>m</mi>
                          <mi>i</mi>
                        </msub>
                      </mrow>
                      <msub>
                        <mi>y</mi>
                        <mi>i</mi>
                      </msub>
                    </mrow>
                    <mrow>
                      <munderover>
                        <mo stretchy="false">∑</mo>
                        <mrow>
                          <mi>i</mi>
                          <mo stretchy="false">=</mo>
                          <mstyle mathvariant="italic">
                            <mrow>
                              <mn>1</mn>
                            </mrow>
                          </mstyle>
                        </mrow>
                        <mi>n</mi>
                      </munderover>
                      <msub>
                        <mi>m</mi>
                        <mi>i</mi>
                      </msub>
                    </mrow>
                  </mfrac>
                </mrow>
              </mtd>
            </mtr>
            <mtr>
              <mtd>
                <mrow>
                  <msub>
                    <mi>z</mi>
                    <mi mathvariant="italic">ц.м.</mi>
                  </msub>
                  <mo stretchy="false">=</mo>
                  <mfrac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style mathvariant="italic">
                              <mrow>
                                <mn>1</mn>
                              </mrow>
                            </mstyle>
                          </mrow>
                          <mi>n</mi>
                        </munderover>
                        <msub>
                          <mi>m</mi>
                          <mi>i</mi>
                        </msub>
                      </mrow>
                      <msub>
                        <mi>z</mi>
                        <mi>i</mi>
                      </msub>
                    </mrow>
                    <mrow>
                      <munderover>
                        <mo stretchy="false">∑</mo>
                        <mrow>
                          <mi>i</mi>
                          <mo stretchy="false">=</mo>
                          <mstyle mathvariant="italic">
                            <mrow>
                              <mn>1</mn>
                            </mrow>
                          </mstyle>
                        </mrow>
                        <mi>n</mi>
                      </munderover>
                      <msub>
                        <mi>m</mi>
                        <mi>i</mi>
                      </msub>
                    </mrow>
                  </mfrac>
                </mrow>
              </mtd>
            </mtr>
          </mtable>
        </mfenced>
      </mrow>
    </mstyle>
    <annotation encoding="StarMath 5.0">size 10 {left lbrace stack{x_ц.м. ={sum from{i=ital 1} to{n} m_i x_i  }over{sum from{i=ital 1} to{n} m_i  } # y_ц.м. ={sum from{i=ital 1} to{n} m_i y_i  }over{sum from{i=ital 1} to{n} m_i  }# z_ц.м. ={sum from{i=ital 1} to{n} m_i z_i  }over{sum from{i=ital 1} to{n} m_i  }}  right rbrace }</annotation>
  </semantics>
</math>
</file>

<file path=Object 24/content.xml><?xml version="1.0" encoding="utf-8"?>
<math xmlns="http://www.w3.org/1998/Math/MathML">
  <semantics>
    <mrow>
      <mrow>
        <msub>
          <mi>m</mi>
          <mn>0</mn>
        </msub>
        <mo stretchy="false">=</mo>
        <mn>0,5</mn>
      </mrow>
      <mi mathvariant="italic">кг</mi>
    </mrow>
    <annotation encoding="StarMath 5.0">m_0 = 0,5 кг </annotation>
  </semantics>
</math>
</file>

<file path=Object 25/content.xml><?xml version="1.0" encoding="utf-8"?>
<math xmlns="http://www.w3.org/1998/Math/MathML">
  <semantics>
    <mrow>
      <mo stretchy="false">(</mo>
      <mrow>
        <mn>0,5</mn>
        <mi>;</mi>
        <mn>2,5</mn>
      </mrow>
      <mo stretchy="false">)</mo>
    </mrow>
    <annotation encoding="StarMath 5.0">(0,5;2,5) </annotation>
  </semantics>
</math>
</file>

<file path=Object 26/content.xml><?xml version="1.0" encoding="utf-8"?>
<math xmlns="http://www.w3.org/1998/Math/MathML">
  <semantics>
    <mrow>
      <mrow>
        <msub>
          <mi>m</mi>
          <mi>к</mi>
        </msub>
        <mo stretchy="false">=</mo>
        <mn>2,5</mn>
      </mrow>
      <mi mathvariant="italic">кг</mi>
    </mrow>
    <annotation encoding="StarMath 5.0">m_к = 2,5 кг </annotation>
  </semantics>
</math>
</file>

<file path=Object 27/content.xml><?xml version="1.0" encoding="utf-8"?>
<math xmlns="http://www.w3.org/1998/Math/MathML">
  <semantics>
    <mrow>
      <mrow>
        <msub>
          <mi>m</mi>
          <mi>к</mi>
        </msub>
        <mo stretchy="false">=</mo>
        <mn>1,5</mn>
      </mrow>
      <mi mathvariant="italic">кг</mi>
    </mrow>
    <annotation encoding="StarMath 5.0">m_к = 1,5 кг </annotation>
  </semantics>
</math>
</file>

<file path=Object 28/content.xml><?xml version="1.0" encoding="utf-8"?>
<math xmlns="http://www.w3.org/1998/Math/MathML">
  <semantics>
    <mrow>
      <mo stretchy="false">(</mo>
      <mrow>
        <mn>2,5</mn>
        <mi>;</mi>
        <mn>0,5</mn>
      </mrow>
      <mo stretchy="false">)</mo>
    </mrow>
    <annotation encoding="StarMath 5.0">(2,5;0,5) </annotation>
  </semantics>
</math>
</file>

<file path=Object 29/content.xml><?xml version="1.0" encoding="utf-8"?>
<math xmlns="http://www.w3.org/1998/Math/MathML">
  <semantics>
    <mrow>
      <mrow>
        <msub>
          <mi>m</mi>
          <mi>к</mi>
        </msub>
        <mo stretchy="false">=</mo>
        <mn>0,5</mn>
      </mrow>
      <mi mathvariant="italic">кг</mi>
    </mrow>
    <annotation encoding="StarMath 5.0">m_к = 0,5 кг </annotation>
  </semantics>
</math>
</file>

<file path=Object 3/content.xml><?xml version="1.0" encoding="utf-8"?>
<math xmlns="http://www.w3.org/1998/Math/MathML">
  <semantics>
    <mrow>
      <msub>
        <mover accent="true">
          <mi>r</mi>
          <mo stretchy="false">⃗</mo>
        </mover>
        <mi mathvariant="italic">ц.м.</mi>
      </msub>
      <mo stretchy="false">=</mo>
      <mover accent="true">
        <mn>0</mn>
        <mo stretchy="false">⃗</mo>
      </mover>
    </mrow>
    <annotation encoding="StarMath 5.0">{vec r }_ц.м. =vec 0</annotation>
  </semantics>
</math>
</file>

<file path=Object 30/content.xml><?xml version="1.0" encoding="utf-8"?>
<math xmlns="http://www.w3.org/1998/Math/MathML">
  <semantics>
    <mrow>
      <mo stretchy="false">(</mo>
      <mrow>
        <mn>3,5</mn>
        <mi>;</mi>
        <mn>1,5</mn>
      </mrow>
      <mo stretchy="false">)</mo>
    </mrow>
    <annotation encoding="StarMath 5.0">(3,5;1,5) </annotation>
  </semantics>
</math>
</file>

<file path=Object 31/content.xml><?xml version="1.0" encoding="utf-8"?>
<math xmlns="http://www.w3.org/1998/Math/MathML">
  <semantics>
    <mrow>
      <mrow>
        <mo stretchy="false">(</mo>
        <mrow>
          <mfrac>
            <mrow>
              <mrow>
                <mrow>
                  <mn>0,5</mn>
                  <mo stretchy="false">⋅</mo>
                  <mn>2,5</mn>
                </mrow>
                <mo stretchy="false">+</mo>
                <mrow>
                  <mn>2,5</mn>
                  <mo stretchy="false">⋅</mo>
                  <mn>1,5</mn>
                </mrow>
              </mrow>
              <mo stretchy="false">+</mo>
              <mrow>
                <mn>3,5</mn>
                <mo stretchy="false">⋅</mo>
                <mn>0,5</mn>
              </mrow>
            </mrow>
            <mrow>
              <mrow>
                <mn>2,5</mn>
                <mo stretchy="false">+</mo>
                <mn>1,5</mn>
              </mrow>
              <mo stretchy="false">+</mo>
              <mn>0,5</mn>
            </mrow>
          </mfrac>
          <mi>;</mi>
          <mfrac>
            <mrow>
              <mrow>
                <mrow>
                  <mn>2,5</mn>
                  <mo stretchy="false">⋅</mo>
                  <mn>2,5</mn>
                </mrow>
                <mo stretchy="false">+</mo>
                <mrow>
                  <mn>0,5</mn>
                  <mo stretchy="false">⋅</mo>
                  <mn>1,5</mn>
                </mrow>
              </mrow>
              <mo stretchy="false">+</mo>
              <mrow>
                <mn>1,5</mn>
                <mo stretchy="false">⋅</mo>
                <mn>0,5</mn>
              </mrow>
            </mrow>
            <mrow>
              <mrow>
                <mn>2,5</mn>
                <mo stretchy="false">+</mo>
                <mn>1,5</mn>
              </mrow>
              <mo stretchy="false">+</mo>
              <mn>0,5</mn>
            </mrow>
          </mfrac>
        </mrow>
        <mo stretchy="false">)</mo>
      </mrow>
      <mo stretchy="false">=</mo>
      <mrow>
        <mo stretchy="false">(</mo>
        <mrow>
          <mn>1,5</mn>
          <mi>;</mi>
          <mn>1,72</mn>
        </mrow>
        <mo stretchy="false">)</mo>
      </mrow>
    </mrow>
    <annotation encoding="StarMath 5.0">({0,5 cdot 2,5 + 2,5 cdot 1,5 + 3,5 cdot 0,5}over{2,5 + 1,5 + 0,5} ; {2,5 cdot 2,5 + 0,5 cdot 1,5 + 1,5 cdot 0,5}over{2,5 + 1,5 + 0,5}) = (1,5 ; 1,72)</annotation>
  </semantics>
</math>
</file>

<file path=Object 32/content.xml><?xml version="1.0" encoding="utf-8"?>
<math xmlns="http://www.w3.org/1998/Math/MathML">
  <semantics>
    <mrow>
      <mrow>
        <mi>m</mi>
        <mo stretchy="false">=</mo>
        <mn>4,5</mn>
      </mrow>
      <mi mathvariant="italic">кг</mi>
    </mrow>
    <annotation encoding="StarMath 5.0">m = 4,5 кг </annotation>
  </semantics>
</math>
</file>

<file path=Object 4/content.xml><?xml version="1.0" encoding="utf-8"?>
<math xmlns="http://www.w3.org/1998/Math/MathML">
  <semantics>
    <mrow>
      <mrow>
        <mrow>
          <mover accent="true">
            <msub>
              <mi>r</mi>
              <mi mathvariant="italic">цм</mi>
            </msub>
            <mo stretchy="false">⃗</mo>
          </mover>
          <mo stretchy="false">=</mo>
          <mfrac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ver accent="true">
                <msub>
                  <mi>r</mi>
                  <mi>i</mi>
                </msub>
                <mo stretchy="false">⃗</mo>
              </mover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m</mi>
                <mi>i</mi>
              </msub>
            </mrow>
          </mfrac>
        </mrow>
        <mo stretchy="false">=</mo>
        <mover accent="true">
          <mn>0</mn>
          <mo stretchy="false">⃗</mo>
        </mover>
      </mrow>
      <mo stretchy="false">⇒</mo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m</mi>
              <mi>i</mi>
            </msub>
          </mrow>
          <mover accent="true">
            <msub>
              <mi>r</mi>
              <mi>i</mi>
            </msub>
            <mo stretchy="false">⃗</mo>
          </mover>
        </mrow>
        <mo stretchy="false">=</mo>
        <mover accent="true">
          <mn>0</mn>
          <mo stretchy="false">⃗</mo>
        </mover>
      </mrow>
    </mrow>
    <annotation encoding="StarMath 5.0">vec r_цм = {sum csup{n} csub{i=1} m_i vec r_i}over{sum csup{n} csub{i=1} m_i}=vec 0  drarrow  {sum csup{n} csub{i=1} m_i vec r_i}=vec 0</annotation>
  </semantics>
</math>
</file>

<file path=Object 5/content.xml><?xml version="1.0" encoding="utf-8"?>
<math xmlns="http://www.w3.org/1998/Math/MathML">
  <semantics>
    <msub>
      <mi>m</mi>
      <mn>1</mn>
    </msub>
    <annotation encoding="StarMath 5.0">m_1
</annotation>
  </semantics>
</math>
</file>

<file path=Object 6/content.xml><?xml version="1.0" encoding="utf-8"?>
<math xmlns="http://www.w3.org/1998/Math/MathML">
  <semantics>
    <msub>
      <mi>m</mi>
      <mn>2</mn>
    </msub>
    <annotation encoding="StarMath 5.0">m_2
</annotation>
  </semantics>
</math>
</file>

<file path=Object 7/content.xml><?xml version="1.0" encoding="utf-8"?>
<math xmlns="http://www.w3.org/1998/Math/MathML">
  <semantics>
    <mi>l</mi>
    <annotation encoding="StarMath 5.0">l
</annotation>
  </semantics>
</math>
</file>

<file path=Object 8/content.xml><?xml version="1.0" encoding="utf-8"?>
<math xmlns="http://www.w3.org/1998/Math/MathML">
  <semantics>
    <mrow>
      <mrow>
        <msub>
          <mi>х</mi>
          <mi mathvariant="italic">ц.м.</mi>
        </msub>
        <mo stretchy="false">=</mo>
        <msub>
          <mi>l</mi>
          <mn>1</mn>
        </msub>
      </mrow>
      <mo stretchy="false">=</mo>
      <mfrac>
        <mrow>
          <mrow>
            <msub>
              <mi>m</mi>
              <mn>1</mn>
            </msub>
            <mo stretchy="false">⋅</mo>
            <mn>0</mn>
          </mrow>
          <mo stretchy="false">+</mo>
          <mrow>
            <msub>
              <mi>m</mi>
              <mn>2</mn>
            </msub>
            <mo stretchy="false">⋅</mo>
            <mi>l</mi>
          </mrow>
        </mrow>
        <mrow>
          <msub>
            <mi>m</mi>
            <mn>1</mn>
          </msub>
          <mo stretchy="false">+</mo>
          <msub>
            <mi>m</mi>
            <mn>2</mn>
          </msub>
        </mrow>
      </mfrac>
    </mrow>
    <annotation encoding="StarMath 5.0">х_ц.м. = l_1 = {m_1 cdot 0 +m_2 cdot l} over {m_1+m_2}</annotation>
  </semantics>
</math>
</file>

<file path=Object 9/content.xml><?xml version="1.0" encoding="utf-8"?>
<math xmlns="http://www.w3.org/1998/Math/MathML">
  <semantics>
    <mrow>
      <mrow>
        <mrow>
          <msub>
            <mi>l</mi>
            <mn>2</mn>
          </msub>
          <mo stretchy="false">=</mo>
          <mrow>
            <mi>l</mi>
            <mo stretchy="false">−</mo>
            <msub>
              <mi>l</mi>
              <mn>1</mn>
            </msub>
          </mrow>
        </mrow>
        <mo stretchy="false">=</mo>
        <mfrac>
          <mrow>
            <msub>
              <mi>m</mi>
              <mn>1</mn>
            </msub>
            <mo stretchy="false">⋅</mo>
            <mi>l</mi>
          </mrow>
          <mrow>
            <msub>
              <mi>m</mi>
              <mn>1</mn>
            </msub>
            <mo stretchy="false">+</mo>
            <msub>
              <mi>m</mi>
              <mn>2</mn>
            </msub>
          </mrow>
        </mfrac>
      </mrow>
      <mo stretchy="false">⇒</mo>
      <mrow>
        <mfrac>
          <msub>
            <mi>l</mi>
            <mn>1</mn>
          </msub>
          <msub>
            <mi>l</mi>
            <mn>2</mn>
          </msub>
        </mfrac>
        <mo stretchy="false">=</mo>
        <mfrac>
          <msub>
            <mi>m</mi>
            <mn>2</mn>
          </msub>
          <msub>
            <mi>m</mi>
            <mn>1</mn>
          </msub>
        </mfrac>
      </mrow>
    </mrow>
    <annotation encoding="StarMath 5.0">l_2= l-l_1={m_1 cdot l} over {m_1+m_2}  drarrow l_1 over l_2 =m_2 over m_1</annotation>
  </semantics>
</math>
</file>